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afd095"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álculo del tirante en tubo a canal abierto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atos de entrada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Valores calculados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D=</text:p>
          </table:table-cell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mm</text:p>
          </table:table-cell>
          <table:table-cell table:style-name="ce3" office:value-type="string" calcext:value-type="string">
            <text:p>S=</text:p>
          </table:table-cell>
          <table:table-cell table:formula="of:=([.C6]-[.C7])/[.C5]" office:value-type="float" office:value="0.01" calcext:value-type="float">
            <text:p>0,01</text:p>
          </table:table-cell>
          <table:table-cell office:value-type="string" calcext:value-type="string">
            <text:p>%</text:p>
          </table:table-cell>
          <table:table-cell/>
          <table:table-cell table:style-name="ce2" office:value-type="string" calcext:value-type="string" table:number-columns-spanned="5" table:number-rows-spanned="1">
            <text:p>Método de bisección para obtener Theta</text:p>
          </table:table-cell>
          <table:covered-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L=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AR ⅔ =</text:p>
          </table:table-cell>
          <table:table-cell table:formula="of:=[.C8]/1000/SQRT([.F4])*[.C9]" office:value-type="float" office:value="0.009" calcext:value-type="float">
            <text:p>0,009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Z1=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D=</text:p>
          </table:table-cell>
          <table:table-cell table:formula="of:=[.C4]/1000" office:value-type="float" office:value="0.45" calcext:value-type="float">
            <text:p>0,45</text:p>
          </table:table-cell>
          <table:table-cell table:number-columns-repeated="2"/>
          <table:table-cell table:style-name="ce6" office:value-type="string" calcext:value-type="string">
            <text:p>Li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Ls</text:p>
          </table:table-cell>
          <table:table-cell table:style-name="ce6" office:value-type="string" calcext:value-type="string">
            <text:p>f(x)</text:p>
          </table:table-cell>
          <table:table-cell table:style-name="ce6" office:value-type="string" calcext:value-type="string">
            <text:p>dif</text:p>
          </table:table-cell>
        </table:table-row>
        <table:table-row table:style-name="ro1">
          <table:table-cell/>
          <table:table-cell table:style-name="ce3" office:value-type="string" calcext:value-type="string">
            <text:p>Z2=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Amax=</text:p>
          </table:table-cell>
          <table:table-cell table:formula="of:=PI()*[.F6]^2/4" office:value-type="float" office:value="0.159043128087983" calcext:value-type="float">
            <text:p>0,1590431280879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([.I7]+[.K7])/2" office:value-type="float" office:value="3.14159265358979" calcext:value-type="float">
            <text:p>3,14159265358979</text:p>
          </table:table-cell>
          <table:table-cell table:formula="of:=2*PI()" office:value-type="float" office:value="6.28318530717959" calcext:value-type="float">
            <text:p>6,28318530717959</text:p>
          </table:table-cell>
          <table:table-cell table:formula="of:=(1/8*([.J7]-SIN([.J7]))*[.$F$6]^2)*((1/4*(1-SIN([.J7])/[.J7])*[.$F$6])^(2/3))" office:value-type="float" office:value="0.0185318991541337" calcext:value-type="float">
            <text:p>0,018531899154134</text:p>
          </table:table-cell>
          <table:table-cell table:formula="of:=[.L7]-[.$F$5]" office:value-type="float" office:value="0.00953189915413369" calcext:value-type="float">
            <text:p>0,009531899154134</text:p>
          </table:table-cell>
        </table:table-row>
        <table:table-row table:style-name="ro1">
          <table:table-cell/>
          <table:table-cell table:style-name="ce3" office:value-type="string" calcext:value-type="string">
            <text:p>Q=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l/s</text:p>
          </table:table-cell>
          <table:table-cell table:style-name="ce3" office:value-type="string" calcext:value-type="string">
            <text:p>Pmax=</text:p>
          </table:table-cell>
          <table:table-cell table:formula="of:=PI()*[.F6]" office:value-type="float" office:value="1.41371669411541" calcext:value-type="float">
            <text:p>1,41371669411541</text:p>
          </table:table-cell>
          <table:table-cell table:number-columns-repeated="2"/>
          <table:table-cell table:formula="of:=IF([.M7]&lt;0;[.J7];[.I7])" office:value-type="float" office:value="0" calcext:value-type="float">
            <text:p>0</text:p>
          </table:table-cell>
          <table:table-cell table:formula="of:=([.I8]+[.K8])/2" office:value-type="float" office:value="1.5707963267949" calcext:value-type="float">
            <text:p>1,5707963267949</text:p>
          </table:table-cell>
          <table:table-cell table:formula="of:=IF([.M7]&gt;0;[.J7];[.K7])" office:value-type="float" office:value="3.14159265358979" calcext:value-type="float">
            <text:p>3,14159265358979</text:p>
          </table:table-cell>
          <table:table-cell table:formula="of:=(1/8*([.J8]-SIN([.J8]))*[.$F$6]^2)*((1/4*(1-SIN([.J8])/[.J8])*[.$F$6])^(2/3))" office:value-type="float" office:value="0.001714583948344" calcext:value-type="float">
            <text:p>0,001714583948344</text:p>
          </table:table-cell>
          <table:table-cell table:formula="of:=[.L8]-[.$F$5]" office:value-type="float" office:value="-0.007285416051656" calcext:value-type="float">
            <text:p>-0,007285416051656</text:p>
          </table:table-cell>
        </table:table-row>
        <table:table-row table:style-name="ro1">
          <table:table-cell/>
          <table:table-cell table:style-name="ce3" office:value-type="string" calcext:value-type="string">
            <text:p>n=</text:p>
          </table:table-cell>
          <table:table-cell table:style-name="ce4" office:value-type="float" office:value="0.009" calcext:value-type="float">
            <text:p>0,009</text:p>
          </table:table-cell>
          <table:table-cell office:value-type="string" calcext:value-type="string">
            <text:p>ad</text:p>
          </table:table-cell>
          <table:table-cell table:style-name="ce3" office:value-type="string" calcext:value-type="string">
            <text:p>Rmax=</text:p>
          </table:table-cell>
          <table:table-cell table:formula="of:=[.F7]/[.F8]" office:value-type="float" office:value="0.1125" calcext:value-type="float">
            <text:p>0,1125</text:p>
          </table:table-cell>
          <table:table-cell table:number-columns-repeated="2"/>
          <table:table-cell table:formula="of:=IF([.M8]&lt;0;[.J8];[.I8])" office:value-type="float" office:value="1.5707963267949" calcext:value-type="float">
            <text:p>1,5707963267949</text:p>
          </table:table-cell>
          <table:table-cell table:formula="of:=([.I9]+[.K9])/2" office:value-type="float" office:value="2.35619449019234" calcext:value-type="float">
            <text:p>2,35619449019234</text:p>
          </table:table-cell>
          <table:table-cell table:formula="of:=IF([.M8]&gt;0;[.J8];[.K8])" office:value-type="float" office:value="3.14159265358979" calcext:value-type="float">
            <text:p>3,14159265358979</text:p>
          </table:table-cell>
          <table:table-cell table:formula="of:=(1/8*([.J9]-SIN([.J9]))*[.$F$6]^2)*((1/4*(1-SIN([.J9])/[.J9])*[.$F$6])^(2/3))" office:value-type="float" office:value="0.00766835522689603" calcext:value-type="float">
            <text:p>0,007668355226896</text:p>
          </table:table-cell>
          <table:table-cell table:formula="of:=[.L9]-[.$F$5]" office:value-type="float" office:value="-0.00133164477310397" calcext:value-type="float">
            <text:p>-0,001331644773104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R⅔max=</text:p>
          </table:table-cell>
          <table:table-cell table:formula="of:=[.F9]^(2/3)" office:value-type="float" office:value="0.233042437946539" calcext:value-type="float">
            <text:p>0,233042437946539</text:p>
          </table:table-cell>
          <table:table-cell table:number-columns-repeated="2"/>
          <table:table-cell table:formula="of:=IF([.M9]&lt;0;[.J9];[.I9])" office:value-type="float" office:value="2.35619449019234" calcext:value-type="float">
            <text:p>2,35619449019234</text:p>
          </table:table-cell>
          <table:table-cell table:formula="of:=([.I10]+[.K10])/2" office:value-type="float" office:value="2.74889357189107" calcext:value-type="float">
            <text:p>2,74889357189107</text:p>
          </table:table-cell>
          <table:table-cell table:formula="of:=IF([.M9]&gt;0;[.J9];[.K9])" office:value-type="float" office:value="3.14159265358979" calcext:value-type="float">
            <text:p>3,14159265358979</text:p>
          </table:table-cell>
          <table:table-cell table:formula="of:=(1/8*([.J10]-SIN([.J10]))*[.$F$6]^2)*((1/4*(1-SIN([.J10])/[.J10])*[.$F$6])^(2/3))" office:value-type="float" office:value="0.0126304926397591" calcext:value-type="float">
            <text:p>0,012630492639759</text:p>
          </table:table-cell>
          <table:table-cell table:formula="of:=[.L10]-[.$F$5]" office:value-type="float" office:value="0.00363049263975911" calcext:value-type="float">
            <text:p>0,003630492639759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Qmax=</text:p>
          </table:table-cell>
          <table:table-cell table:formula="of:=1/[.C9]*[.F10]*SQRT([.F4])*[.F7]" office:value-type="float" office:value="0.411819981202971" calcext:value-type="float">
            <text:p>0,411819981202971</text:p>
          </table:table-cell>
          <table:table-cell office:value-type="string" calcext:value-type="string">
            <text:p>m³/s</text:p>
          </table:table-cell>
          <table:table-cell/>
          <table:table-cell table:formula="of:=IF([.M10]&lt;0;[.J10];[.I10])" office:value-type="float" office:value="2.35619449019234" calcext:value-type="float">
            <text:p>2,35619449019234</text:p>
          </table:table-cell>
          <table:table-cell table:formula="of:=([.I11]+[.K11])/2" office:value-type="float" office:value="2.55254403104171" calcext:value-type="float">
            <text:p>2,55254403104171</text:p>
          </table:table-cell>
          <table:table-cell table:formula="of:=IF([.M10]&gt;0;[.J10];[.K10])" office:value-type="float" office:value="2.74889357189107" calcext:value-type="float">
            <text:p>2,74889357189107</text:p>
          </table:table-cell>
          <table:table-cell table:formula="of:=(1/8*([.J11]-SIN([.J11]))*[.$F$6]^2)*((1/4*(1-SIN([.J11])/[.J11])*[.$F$6])^(2/3))" office:value-type="float" office:value="0.0100017310404369" calcext:value-type="float">
            <text:p>0,010001731040437</text:p>
          </table:table-cell>
          <table:table-cell table:formula="of:=[.L11]-[.$F$5]" office:value-type="float" office:value="0.00100173104043691" calcext:value-type="float">
            <text:p>0,001001731040437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Theta=</text:p>
          </table:table-cell>
          <table:table-cell table:formula="of:=[.J50]" office:value-type="float" office:value="2.47147813709576" calcext:value-type="float">
            <text:p>2,47147813709576</text:p>
          </table:table-cell>
          <table:table-cell office:value-type="string" calcext:value-type="string">
            <text:p>rad</text:p>
          </table:table-cell>
          <table:table-cell/>
          <table:table-cell table:formula="of:=IF([.M11]&lt;0;[.J11];[.I11])" office:value-type="float" office:value="2.35619449019234" calcext:value-type="float">
            <text:p>2,35619449019234</text:p>
          </table:table-cell>
          <table:table-cell table:formula="of:=([.I12]+[.K12])/2" office:value-type="float" office:value="2.45436926061703" calcext:value-type="float">
            <text:p>2,45436926061703</text:p>
          </table:table-cell>
          <table:table-cell table:formula="of:=IF([.M11]&gt;0;[.J11];[.K11])" office:value-type="float" office:value="2.55254403104171" calcext:value-type="float">
            <text:p>2,55254403104171</text:p>
          </table:table-cell>
          <table:table-cell table:formula="of:=(1/8*([.J12]-SIN([.J12]))*[.$F$6]^2)*((1/4*(1-SIN([.J12])/[.J12])*[.$F$6])^(2/3))" office:value-type="float" office:value="0.00879534499291064" calcext:value-type="float">
            <text:p>0,008795344992911</text:p>
          </table:table-cell>
          <table:table-cell table:formula="of:=[.L12]-[.$F$5]" office:value-type="float" office:value="-0.000204655007089364" calcext:value-type="float">
            <text:p>-0,000204655007089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Tirante y=</text:p>
          </table:table-cell>
          <table:table-cell table:formula="of:=([.F6]/2*(1-COS([.F12]/2)))" office:value-type="float" office:value="0.151014769961911" calcext:value-type="float">
            <text:p>0,151014769961911</text:p>
          </table:table-cell>
          <table:table-cell office:value-type="string" calcext:value-type="string">
            <text:p>m</text:p>
          </table:table-cell>
          <table:table-cell/>
          <table:table-cell table:formula="of:=IF([.M12]&lt;0;[.J12];[.I12])" office:value-type="float" office:value="2.45436926061703" calcext:value-type="float">
            <text:p>2,45436926061703</text:p>
          </table:table-cell>
          <table:table-cell table:formula="of:=([.I13]+[.K13])/2" office:value-type="float" office:value="2.50345664582937" calcext:value-type="float">
            <text:p>2,50345664582937</text:p>
          </table:table-cell>
          <table:table-cell table:formula="of:=IF([.M12]&gt;0;[.J12];[.K12])" office:value-type="float" office:value="2.55254403104171" calcext:value-type="float">
            <text:p>2,55254403104171</text:p>
          </table:table-cell>
          <table:table-cell table:formula="of:=(1/8*([.J13]-SIN([.J13]))*[.$F$6]^2)*((1/4*(1-SIN([.J13])/[.J13])*[.$F$6])^(2/3))" office:value-type="float" office:value="0.0093889111253798" calcext:value-type="float">
            <text:p>0,00938891112538</text:p>
          </table:table-cell>
          <table:table-cell table:formula="of:=[.L13]-[.$F$5]" office:value-type="float" office:value="0.000388911125379799" calcext:value-type="float">
            <text:p>0,00038891112538</text:p>
          </table:table-cell>
        </table:table-row>
        <table:table-row table:style-name="ro1">
          <table:table-cell table:number-columns-repeated="8"/>
          <table:table-cell table:formula="of:=IF([.M13]&lt;0;[.J13];[.I13])" office:value-type="float" office:value="2.45436926061703" calcext:value-type="float">
            <text:p>2,45436926061703</text:p>
          </table:table-cell>
          <table:table-cell table:formula="of:=([.I14]+[.K14])/2" office:value-type="float" office:value="2.4789129532232" calcext:value-type="float">
            <text:p>2,4789129532232</text:p>
          </table:table-cell>
          <table:table-cell table:formula="of:=IF([.M13]&gt;0;[.J13];[.K13])" office:value-type="float" office:value="2.50345664582937" calcext:value-type="float">
            <text:p>2,50345664582937</text:p>
          </table:table-cell>
          <table:table-cell table:formula="of:=(1/8*([.J14]-SIN([.J14]))*[.$F$6]^2)*((1/4*(1-SIN([.J14])/[.J14])*[.$F$6])^(2/3))" office:value-type="float" office:value="0.0090896809833465" calcext:value-type="float">
            <text:p>0,009089680983347</text:p>
          </table:table-cell>
          <table:table-cell table:formula="of:=[.L14]-[.$F$5]" office:value-type="float" office:value="0.0000896809833465049" calcext:value-type="float">
            <text:p>8,96809833465049E-05</text:p>
          </table:table-cell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style-name="ce5" table:formula="of:=IF([.F11]&gt;([.C8]/1000);&quot;Tubo a canal abierto&quot;; &quot;Tubo a presión&quot;)" office:value-type="string" office:string-value="Tubo a canal abierto" calcext:value-type="string" table:number-columns-spanned="4" table:number-rows-spanned="1">
            <text:p>Tubo a canal abierto</text:p>
          </table:table-cell>
          <table:covered-table-cell table:number-columns-repeated="3"/>
          <table:table-cell table:number-columns-repeated="2"/>
          <table:table-cell table:formula="of:=IF([.M14]&lt;0;[.J14];[.I14])" office:value-type="float" office:value="2.45436926061703" calcext:value-type="float">
            <text:p>2,45436926061703</text:p>
          </table:table-cell>
          <table:table-cell table:formula="of:=([.I15]+[.K15])/2" office:value-type="float" office:value="2.46664110692011" calcext:value-type="float">
            <text:p>2,46664110692011</text:p>
          </table:table-cell>
          <table:table-cell table:formula="of:=IF([.M14]&gt;0;[.J14];[.K14])" office:value-type="float" office:value="2.4789129532232" calcext:value-type="float">
            <text:p>2,4789129532232</text:p>
          </table:table-cell>
          <table:table-cell table:formula="of:=(1/8*([.J15]-SIN([.J15]))*[.$F$6]^2)*((1/4*(1-SIN([.J15])/[.J15])*[.$F$6])^(2/3))" office:value-type="float" office:value="0.00894189644851434" calcext:value-type="float">
            <text:p>0,008941896448514</text:p>
          </table:table-cell>
          <table:table-cell table:formula="of:=[.L15]-[.$F$5]" office:value-type="float" office:value="-0.0000581035514856578" calcext:value-type="float">
            <text:p>-5,81035514856578E-05</text:p>
          </table:table-cell>
        </table:table-row>
        <table:table-row table:style-name="ro1">
          <table:table-cell table:number-columns-repeated="8"/>
          <table:table-cell table:formula="of:=IF([.M15]&lt;0;[.J15];[.I15])" office:value-type="float" office:value="2.46664110692011" calcext:value-type="float">
            <text:p>2,46664110692011</text:p>
          </table:table-cell>
          <table:table-cell table:formula="of:=([.I16]+[.K16])/2" office:value-type="float" office:value="2.47277703007165" calcext:value-type="float">
            <text:p>2,47277703007165</text:p>
          </table:table-cell>
          <table:table-cell table:formula="of:=IF([.M15]&gt;0;[.J15];[.K15])" office:value-type="float" office:value="2.4789129532232" calcext:value-type="float">
            <text:p>2,4789129532232</text:p>
          </table:table-cell>
          <table:table-cell table:formula="of:=(1/8*([.J16]-SIN([.J16]))*[.$F$6]^2)*((1/4*(1-SIN([.J16])/[.J16])*[.$F$6])^(2/3))" office:value-type="float" office:value="0.00901563516508111" calcext:value-type="float">
            <text:p>0,009015635165081</text:p>
          </table:table-cell>
          <table:table-cell table:formula="of:=[.L16]-[.$F$5]" office:value-type="float" office:value="0.0000156351650811085" calcext:value-type="float">
            <text:p>1,56351650811085E-05</text:p>
          </table:table-cell>
        </table:table-row>
        <table:table-row table:style-name="ro1">
          <table:table-cell table:number-columns-repeated="8"/>
          <table:table-cell table:formula="of:=IF([.M16]&lt;0;[.J16];[.I16])" office:value-type="float" office:value="2.46664110692011" calcext:value-type="float">
            <text:p>2,46664110692011</text:p>
          </table:table-cell>
          <table:table-cell table:formula="of:=([.I17]+[.K17])/2" office:value-type="float" office:value="2.46970906849588" calcext:value-type="float">
            <text:p>2,46970906849588</text:p>
          </table:table-cell>
          <table:table-cell table:formula="of:=IF([.M16]&gt;0;[.J16];[.K16])" office:value-type="float" office:value="2.47277703007165" calcext:value-type="float">
            <text:p>2,47277703007165</text:p>
          </table:table-cell>
          <table:table-cell table:formula="of:=(1/8*([.J17]-SIN([.J17]))*[.$F$6]^2)*((1/4*(1-SIN([.J17])/[.J17])*[.$F$6])^(2/3))" office:value-type="float" office:value="0.00897872734530947" calcext:value-type="float">
            <text:p>0,008978727345309</text:p>
          </table:table-cell>
          <table:table-cell table:formula="of:=[.L17]-[.$F$5]" office:value-type="float" office:value="-0.0000212726546905302" calcext:value-type="float">
            <text:p>-2,12726546905302E-05</text:p>
          </table:table-cell>
        </table:table-row>
        <table:table-row table:style-name="ro1">
          <table:table-cell table:number-columns-repeated="8"/>
          <table:table-cell table:formula="of:=IF([.M17]&lt;0;[.J17];[.I17])" office:value-type="float" office:value="2.46970906849588" calcext:value-type="float">
            <text:p>2,46970906849588</text:p>
          </table:table-cell>
          <table:table-cell table:formula="of:=([.I18]+[.K18])/2" office:value-type="float" office:value="2.47124304928377" calcext:value-type="float">
            <text:p>2,47124304928377</text:p>
          </table:table-cell>
          <table:table-cell table:formula="of:=IF([.M17]&gt;0;[.J17];[.K17])" office:value-type="float" office:value="2.47277703007165" calcext:value-type="float">
            <text:p>2,47277703007165</text:p>
          </table:table-cell>
          <table:table-cell table:formula="of:=(1/8*([.J18]-SIN([.J18]))*[.$F$6]^2)*((1/4*(1-SIN([.J18])/[.J18])*[.$F$6])^(2/3))" office:value-type="float" office:value="0.0089971716489972" calcext:value-type="float">
            <text:p>0,008997171648997</text:p>
          </table:table-cell>
          <table:table-cell table:formula="of:=[.L18]-[.$F$5]" office:value-type="float" office:value="-0.00000282835100280134" calcext:value-type="float">
            <text:p>-2,82835100280134E-06</text:p>
          </table:table-cell>
        </table:table-row>
        <table:table-row table:style-name="ro1">
          <table:table-cell table:number-columns-repeated="8"/>
          <table:table-cell table:formula="of:=IF([.M18]&lt;0;[.J18];[.I18])" office:value-type="float" office:value="2.47124304928377" calcext:value-type="float">
            <text:p>2,47124304928377</text:p>
          </table:table-cell>
          <table:table-cell table:formula="of:=([.I19]+[.K19])/2" office:value-type="float" office:value="2.47201003967771" calcext:value-type="float">
            <text:p>2,47201003967771</text:p>
          </table:table-cell>
          <table:table-cell table:formula="of:=IF([.M18]&gt;0;[.J18];[.K18])" office:value-type="float" office:value="2.47277703007165" calcext:value-type="float">
            <text:p>2,47277703007165</text:p>
          </table:table-cell>
          <table:table-cell table:formula="of:=(1/8*([.J19]-SIN([.J19]))*[.$F$6]^2)*((1/4*(1-SIN([.J19])/[.J19])*[.$F$6])^(2/3))" office:value-type="float" office:value="0.00900640100664058" calcext:value-type="float">
            <text:p>0,009006401006641</text:p>
          </table:table-cell>
          <table:table-cell table:formula="of:=[.L19]-[.$F$5]" office:value-type="float" office:value="0.00000640100664057834" calcext:value-type="float">
            <text:p>6,40100664057834E-06</text:p>
          </table:table-cell>
        </table:table-row>
        <table:table-row table:style-name="ro1">
          <table:table-cell table:number-columns-repeated="8"/>
          <table:table-cell table:formula="of:=IF([.M19]&lt;0;[.J19];[.I19])" office:value-type="float" office:value="2.47124304928377" calcext:value-type="float">
            <text:p>2,47124304928377</text:p>
          </table:table-cell>
          <table:table-cell table:formula="of:=([.I20]+[.K20])/2" office:value-type="float" office:value="2.47162654448074" calcext:value-type="float">
            <text:p>2,47162654448074</text:p>
          </table:table-cell>
          <table:table-cell table:formula="of:=IF([.M19]&gt;0;[.J19];[.K19])" office:value-type="float" office:value="2.47201003967771" calcext:value-type="float">
            <text:p>2,47201003967771</text:p>
          </table:table-cell>
          <table:table-cell table:formula="of:=(1/8*([.J20]-SIN([.J20]))*[.$F$6]^2)*((1/4*(1-SIN([.J20])/[.J20])*[.$F$6])^(2/3))" office:value-type="float" office:value="0.00900178572757519" calcext:value-type="float">
            <text:p>0,009001785727575</text:p>
          </table:table-cell>
          <table:table-cell table:formula="of:=[.L20]-[.$F$5]" office:value-type="float" office:value="0.00000178572757519001" calcext:value-type="float">
            <text:p>1,78572757519001E-06</text:p>
          </table:table-cell>
        </table:table-row>
        <table:table-row table:style-name="ro1">
          <table:table-cell table:number-columns-repeated="8"/>
          <table:table-cell table:formula="of:=IF([.M20]&lt;0;[.J20];[.I20])" office:value-type="float" office:value="2.47124304928377" calcext:value-type="float">
            <text:p>2,47124304928377</text:p>
          </table:table-cell>
          <table:table-cell table:formula="of:=([.I21]+[.K21])/2" office:value-type="float" office:value="2.47143479688225" calcext:value-type="float">
            <text:p>2,47143479688225</text:p>
          </table:table-cell>
          <table:table-cell table:formula="of:=IF([.M20]&gt;0;[.J20];[.K20])" office:value-type="float" office:value="2.47162654448074" calcext:value-type="float">
            <text:p>2,47162654448074</text:p>
          </table:table-cell>
          <table:table-cell table:formula="of:=(1/8*([.J21]-SIN([.J21]))*[.$F$6]^2)*((1/4*(1-SIN([.J21])/[.J21])*[.$F$6])^(2/3))" office:value-type="float" office:value="0.00899947853820728" calcext:value-type="float">
            <text:p>0,008999478538207</text:p>
          </table:table-cell>
          <table:table-cell table:formula="of:=[.L21]-[.$F$5]" office:value-type="float" office:value="-0.00000052146179272371" calcext:value-type="float">
            <text:p>-5,21461792723707E-07</text:p>
          </table:table-cell>
        </table:table-row>
        <table:table-row table:style-name="ro1">
          <table:table-cell table:number-columns-repeated="8"/>
          <table:table-cell table:formula="of:=IF([.M21]&lt;0;[.J21];[.I21])" office:value-type="float" office:value="2.47143479688225" calcext:value-type="float">
            <text:p>2,47143479688225</text:p>
          </table:table-cell>
          <table:table-cell table:formula="of:=([.I22]+[.K22])/2" office:value-type="float" office:value="2.4715306706815" calcext:value-type="float">
            <text:p>2,4715306706815</text:p>
          </table:table-cell>
          <table:table-cell table:formula="of:=IF([.M21]&gt;0;[.J21];[.K21])" office:value-type="float" office:value="2.47162654448074" calcext:value-type="float">
            <text:p>2,47162654448074</text:p>
          </table:table-cell>
          <table:table-cell table:formula="of:=(1/8*([.J22]-SIN([.J22]))*[.$F$6]^2)*((1/4*(1-SIN([.J22])/[.J22])*[.$F$6])^(2/3))" office:value-type="float" office:value="0.00900063209537375" calcext:value-type="float">
            <text:p>0,009000632095374</text:p>
          </table:table-cell>
          <table:table-cell table:formula="of:=[.L22]-[.$F$5]" office:value-type="float" office:value="0.00000063209537374924" calcext:value-type="float">
            <text:p>6,32095373749239E-07</text:p>
          </table:table-cell>
        </table:table-row>
        <table:table-row table:style-name="ro1">
          <table:table-cell table:number-columns-repeated="8"/>
          <table:table-cell table:formula="of:=IF([.M22]&lt;0;[.J22];[.I22])" office:value-type="float" office:value="2.47143479688225" calcext:value-type="float">
            <text:p>2,47143479688225</text:p>
          </table:table-cell>
          <table:table-cell table:formula="of:=([.I23]+[.K23])/2" office:value-type="float" office:value="2.47148273378188" calcext:value-type="float">
            <text:p>2,47148273378188</text:p>
          </table:table-cell>
          <table:table-cell table:formula="of:=IF([.M22]&gt;0;[.J22];[.K22])" office:value-type="float" office:value="2.4715306706815" calcext:value-type="float">
            <text:p>2,4715306706815</text:p>
          </table:table-cell>
          <table:table-cell table:formula="of:=(1/8*([.J23]-SIN([.J23]))*[.$F$6]^2)*((1/4*(1-SIN([.J23])/[.J23])*[.$F$6])^(2/3))" office:value-type="float" office:value="0.00900005530741086" calcext:value-type="float">
            <text:p>0,009000055307411</text:p>
          </table:table-cell>
          <table:table-cell table:formula="of:=[.L23]-[.$F$5]" office:value-type="float" office:value="0.00000005530741086293" calcext:value-type="float">
            <text:p>5,53074108629315E-08</text:p>
          </table:table-cell>
        </table:table-row>
        <table:table-row table:style-name="ro1">
          <table:table-cell table:number-columns-repeated="8"/>
          <table:table-cell table:formula="of:=IF([.M23]&lt;0;[.J23];[.I23])" office:value-type="float" office:value="2.47143479688225" calcext:value-type="float">
            <text:p>2,47143479688225</text:p>
          </table:table-cell>
          <table:table-cell table:formula="of:=([.I24]+[.K24])/2" office:value-type="float" office:value="2.47145876533206" calcext:value-type="float">
            <text:p>2,47145876533206</text:p>
          </table:table-cell>
          <table:table-cell table:formula="of:=IF([.M23]&gt;0;[.J23];[.K23])" office:value-type="float" office:value="2.47148273378188" calcext:value-type="float">
            <text:p>2,47148273378188</text:p>
          </table:table-cell>
          <table:table-cell table:formula="of:=(1/8*([.J24]-SIN([.J24]))*[.$F$6]^2)*((1/4*(1-SIN([.J24])/[.J24])*[.$F$6])^(2/3))" office:value-type="float" office:value="0.00899976692046412" calcext:value-type="float">
            <text:p>0,008999766920464</text:p>
          </table:table-cell>
          <table:table-cell table:formula="of:=[.L24]-[.$F$5]" office:value-type="float" office:value="-0.00000023307953588014" calcext:value-type="float">
            <text:p>-2,33079535880143E-07</text:p>
          </table:table-cell>
        </table:table-row>
        <table:table-row table:style-name="ro1">
          <table:table-cell table:number-columns-repeated="8"/>
          <table:table-cell table:formula="of:=IF([.M24]&lt;0;[.J24];[.I24])" office:value-type="float" office:value="2.47145876533206" calcext:value-type="float">
            <text:p>2,47145876533206</text:p>
          </table:table-cell>
          <table:table-cell table:formula="of:=([.I25]+[.K25])/2" office:value-type="float" office:value="2.47147074955697" calcext:value-type="float">
            <text:p>2,47147074955697</text:p>
          </table:table-cell>
          <table:table-cell table:formula="of:=IF([.M24]&gt;0;[.J24];[.K24])" office:value-type="float" office:value="2.47148273378188" calcext:value-type="float">
            <text:p>2,47148273378188</text:p>
          </table:table-cell>
          <table:table-cell table:formula="of:=(1/8*([.J25]-SIN([.J25]))*[.$F$6]^2)*((1/4*(1-SIN([.J25])/[.J25])*[.$F$6])^(2/3))" office:value-type="float" office:value="0.00899991111335126" calcext:value-type="float">
            <text:p>0,008999911113351</text:p>
          </table:table-cell>
          <table:table-cell table:formula="of:=[.L25]-[.$F$5]" office:value-type="float" office:value="-0.00000008888664874279" calcext:value-type="float">
            <text:p>-8,8886648742792E-08</text:p>
          </table:table-cell>
        </table:table-row>
        <table:table-row table:style-name="ro1">
          <table:table-cell table:number-columns-repeated="8"/>
          <table:table-cell table:formula="of:=IF([.M25]&lt;0;[.J25];[.I25])" office:value-type="float" office:value="2.47147074955697" calcext:value-type="float">
            <text:p>2,47147074955697</text:p>
          </table:table-cell>
          <table:table-cell table:formula="of:=([.I26]+[.K26])/2" office:value-type="float" office:value="2.47147674166942" calcext:value-type="float">
            <text:p>2,47147674166942</text:p>
          </table:table-cell>
          <table:table-cell table:formula="of:=IF([.M25]&gt;0;[.J25];[.K25])" office:value-type="float" office:value="2.47148273378188" calcext:value-type="float">
            <text:p>2,47148273378188</text:p>
          </table:table-cell>
          <table:table-cell table:formula="of:=(1/8*([.J26]-SIN([.J26]))*[.$F$6]^2)*((1/4*(1-SIN([.J26])/[.J26])*[.$F$6])^(2/3))" office:value-type="float" office:value="0.0089999832102345" calcext:value-type="float">
            <text:p>0,008999983210235</text:p>
          </table:table-cell>
          <table:table-cell table:formula="of:=[.L26]-[.$F$5]" office:value-type="float" office:value="-0.00000001678976549631" calcext:value-type="float">
            <text:p>-1,67897654963084E-08</text:p>
          </table:table-cell>
        </table:table-row>
        <table:table-row table:style-name="ro1">
          <table:table-cell table:number-columns-repeated="8"/>
          <table:table-cell table:formula="of:=IF([.M26]&lt;0;[.J26];[.I26])" office:value-type="float" office:value="2.47147674166942" calcext:value-type="float">
            <text:p>2,47147674166942</text:p>
          </table:table-cell>
          <table:table-cell table:formula="of:=([.I27]+[.K27])/2" office:value-type="float" office:value="2.47147973772565" calcext:value-type="float">
            <text:p>2,47147973772565</text:p>
          </table:table-cell>
          <table:table-cell table:formula="of:=IF([.M26]&gt;0;[.J26];[.K26])" office:value-type="float" office:value="2.47148273378188" calcext:value-type="float">
            <text:p>2,47148273378188</text:p>
          </table:table-cell>
          <table:table-cell table:formula="of:=(1/8*([.J27]-SIN([.J27]))*[.$F$6]^2)*((1/4*(1-SIN([.J27])/[.J27])*[.$F$6])^(2/3))" office:value-type="float" office:value="0.00900001925878605" calcext:value-type="float">
            <text:p>0,009000019258786</text:p>
          </table:table-cell>
          <table:table-cell table:formula="of:=[.L27]-[.$F$5]" office:value-type="float" office:value="0.00000001925878604508" calcext:value-type="float">
            <text:p>1,92587860450844E-08</text:p>
          </table:table-cell>
        </table:table-row>
        <table:table-row table:style-name="ro1">
          <table:table-cell table:number-columns-repeated="8"/>
          <table:table-cell table:formula="of:=IF([.M27]&lt;0;[.J27];[.I27])" office:value-type="float" office:value="2.47147674166942" calcext:value-type="float">
            <text:p>2,47147674166942</text:p>
          </table:table-cell>
          <table:table-cell table:formula="of:=([.I28]+[.K28])/2" office:value-type="float" office:value="2.47147823969754" calcext:value-type="float">
            <text:p>2,47147823969754</text:p>
          </table:table-cell>
          <table:table-cell table:formula="of:=IF([.M27]&gt;0;[.J27];[.K27])" office:value-type="float" office:value="2.47147973772565" calcext:value-type="float">
            <text:p>2,47147973772565</text:p>
          </table:table-cell>
          <table:table-cell table:formula="of:=(1/8*([.J28]-SIN([.J28]))*[.$F$6]^2)*((1/4*(1-SIN([.J28])/[.J28])*[.$F$6])^(2/3))" office:value-type="float" office:value="0.00900000123450111" calcext:value-type="float">
            <text:p>0,009000001234501</text:p>
          </table:table-cell>
          <table:table-cell table:formula="of:=[.L28]-[.$F$5]" office:value-type="float" office:value="0.00000000123450111418" calcext:value-type="float">
            <text:p>1,23450111418066E-09</text:p>
          </table:table-cell>
        </table:table-row>
        <table:table-row table:style-name="ro1">
          <table:table-cell table:number-columns-repeated="8"/>
          <table:table-cell table:formula="of:=IF([.M28]&lt;0;[.J28];[.I28])" office:value-type="float" office:value="2.47147674166942" calcext:value-type="float">
            <text:p>2,47147674166942</text:p>
          </table:table-cell>
          <table:table-cell table:formula="of:=([.I29]+[.K29])/2" office:value-type="float" office:value="2.47147749068348" calcext:value-type="float">
            <text:p>2,47147749068348</text:p>
          </table:table-cell>
          <table:table-cell table:formula="of:=IF([.M28]&gt;0;[.J28];[.K28])" office:value-type="float" office:value="2.47147823969754" calcext:value-type="float">
            <text:p>2,47147823969754</text:p>
          </table:table-cell>
          <table:table-cell table:formula="of:=(1/8*([.J29]-SIN([.J29]))*[.$F$6]^2)*((1/4*(1-SIN([.J29])/[.J29])*[.$F$6])^(2/3))" office:value-type="float" office:value="0.00899999222236552" calcext:value-type="float">
            <text:p>0,008999992222366</text:p>
          </table:table-cell>
          <table:table-cell table:formula="of:=[.L29]-[.$F$5]" office:value-type="float" office:value="-0.0000000077776344809" calcext:value-type="float">
            <text:p>-7,77763448089885E-09</text:p>
          </table:table-cell>
        </table:table-row>
        <table:table-row table:style-name="ro1">
          <table:table-cell table:number-columns-repeated="8"/>
          <table:table-cell table:formula="of:=IF([.M29]&lt;0;[.J29];[.I29])" office:value-type="float" office:value="2.47147749068348" calcext:value-type="float">
            <text:p>2,47147749068348</text:p>
          </table:table-cell>
          <table:table-cell table:formula="of:=([.I30]+[.K30])/2" office:value-type="float" office:value="2.47147786519051" calcext:value-type="float">
            <text:p>2,47147786519051</text:p>
          </table:table-cell>
          <table:table-cell table:formula="of:=IF([.M29]&gt;0;[.J29];[.K29])" office:value-type="float" office:value="2.47147823969754" calcext:value-type="float">
            <text:p>2,47147823969754</text:p>
          </table:table-cell>
          <table:table-cell table:formula="of:=(1/8*([.J30]-SIN([.J30]))*[.$F$6]^2)*((1/4*(1-SIN([.J30])/[.J30])*[.$F$6])^(2/3))" office:value-type="float" office:value="0.00899999672843275" calcext:value-type="float">
            <text:p>0,008999996728433</text:p>
          </table:table-cell>
          <table:table-cell table:formula="of:=[.L30]-[.$F$5]" office:value-type="float" office:value="-0.00000000327156725322" calcext:value-type="float">
            <text:p>-3,27156725321576E-09</text:p>
          </table:table-cell>
        </table:table-row>
        <table:table-row table:style-name="ro1">
          <table:table-cell table:number-columns-repeated="8"/>
          <table:table-cell table:formula="of:=IF([.M30]&lt;0;[.J30];[.I30])" office:value-type="float" office:value="2.47147786519051" calcext:value-type="float">
            <text:p>2,47147786519051</text:p>
          </table:table-cell>
          <table:table-cell table:formula="of:=([.I31]+[.K31])/2" office:value-type="float" office:value="2.47147805244402" calcext:value-type="float">
            <text:p>2,47147805244402</text:p>
          </table:table-cell>
          <table:table-cell table:formula="of:=IF([.M30]&gt;0;[.J30];[.K30])" office:value-type="float" office:value="2.47147823969754" calcext:value-type="float">
            <text:p>2,47147823969754</text:p>
          </table:table-cell>
          <table:table-cell table:formula="of:=(1/8*([.J31]-SIN([.J31]))*[.$F$6]^2)*((1/4*(1-SIN([.J31])/[.J31])*[.$F$6])^(2/3))" office:value-type="float" office:value="0.00899999898146679" calcext:value-type="float">
            <text:p>0,008999998981467</text:p>
          </table:table-cell>
          <table:table-cell table:formula="of:=[.L31]-[.$F$5]" office:value-type="float" office:value="-0.0000000010185332109" calcext:value-type="float">
            <text:p>-1,01853321089751E-09</text:p>
          </table:table-cell>
        </table:table-row>
        <table:table-row table:style-name="ro1">
          <table:table-cell table:number-columns-repeated="8"/>
          <table:table-cell table:formula="of:=IF([.M31]&lt;0;[.J31];[.I31])" office:value-type="float" office:value="2.47147805244402" calcext:value-type="float">
            <text:p>2,47147805244402</text:p>
          </table:table-cell>
          <table:table-cell table:formula="of:=([.I32]+[.K32])/2" office:value-type="float" office:value="2.47147814607078" calcext:value-type="float">
            <text:p>2,47147814607078</text:p>
          </table:table-cell>
          <table:table-cell table:formula="of:=IF([.M31]&gt;0;[.J31];[.K31])" office:value-type="float" office:value="2.47147823969754" calcext:value-type="float">
            <text:p>2,47147823969754</text:p>
          </table:table-cell>
          <table:table-cell table:formula="of:=(1/8*([.J32]-SIN([.J32]))*[.$F$6]^2)*((1/4*(1-SIN([.J32])/[.J32])*[.$F$6])^(2/3))" office:value-type="float" office:value="0.00900000010798392" calcext:value-type="float">
            <text:p>0,009000000107984</text:p>
          </table:table-cell>
          <table:table-cell table:formula="of:=[.L32]-[.$F$5]" office:value-type="float" office:value="0.00000000010798391521" calcext:value-type="float">
            <text:p>1,07983915212384E-10</text:p>
          </table:table-cell>
        </table:table-row>
        <table:table-row table:style-name="ro1">
          <table:table-cell table:number-columns-repeated="8"/>
          <table:table-cell table:formula="of:=IF([.M32]&lt;0;[.J32];[.I32])" office:value-type="float" office:value="2.47147805244402" calcext:value-type="float">
            <text:p>2,47147805244402</text:p>
          </table:table-cell>
          <table:table-cell table:formula="of:=([.I33]+[.K33])/2" office:value-type="float" office:value="2.4714780992574" calcext:value-type="float">
            <text:p>2,4714780992574</text:p>
          </table:table-cell>
          <table:table-cell table:formula="of:=IF([.M32]&gt;0;[.J32];[.K32])" office:value-type="float" office:value="2.47147814607078" calcext:value-type="float">
            <text:p>2,47147814607078</text:p>
          </table:table-cell>
          <table:table-cell table:formula="of:=(1/8*([.J33]-SIN([.J33]))*[.$F$6]^2)*((1/4*(1-SIN([.J33])/[.J33])*[.$F$6])^(2/3))" office:value-type="float" office:value="0.00899999954472534" calcext:value-type="float">
            <text:p>0,008999999544725</text:p>
          </table:table-cell>
          <table:table-cell table:formula="of:=[.L33]-[.$F$5]" office:value-type="float" office:value="-0.00000000045527465652" calcext:value-type="float">
            <text:p>-4,5527465651618E-10</text:p>
          </table:table-cell>
        </table:table-row>
        <table:table-row table:style-name="ro1">
          <table:table-cell table:number-columns-repeated="8"/>
          <table:table-cell table:formula="of:=IF([.M33]&lt;0;[.J33];[.I33])" office:value-type="float" office:value="2.4714780992574" calcext:value-type="float">
            <text:p>2,4714780992574</text:p>
          </table:table-cell>
          <table:table-cell table:formula="of:=([.I34]+[.K34])/2" office:value-type="float" office:value="2.47147812266409" calcext:value-type="float">
            <text:p>2,47147812266409</text:p>
          </table:table-cell>
          <table:table-cell table:formula="of:=IF([.M33]&gt;0;[.J33];[.K33])" office:value-type="float" office:value="2.47147814607078" calcext:value-type="float">
            <text:p>2,47147814607078</text:p>
          </table:table-cell>
          <table:table-cell table:formula="of:=(1/8*([.J34]-SIN([.J34]))*[.$F$6]^2)*((1/4*(1-SIN([.J34])/[.J34])*[.$F$6])^(2/3))" office:value-type="float" office:value="0.00899999982635463" calcext:value-type="float">
            <text:p>0,008999999826355</text:p>
          </table:table-cell>
          <table:table-cell table:formula="of:=[.L34]-[.$F$5]" office:value-type="float" office:value="-0.00000000017364537065" calcext:value-type="float">
            <text:p>-1,73645370651898E-10</text:p>
          </table:table-cell>
        </table:table-row>
        <table:table-row table:style-name="ro1">
          <table:table-cell table:number-columns-repeated="8"/>
          <table:table-cell table:formula="of:=IF([.M34]&lt;0;[.J34];[.I34])" office:value-type="float" office:value="2.47147812266409" calcext:value-type="float">
            <text:p>2,47147812266409</text:p>
          </table:table-cell>
          <table:table-cell table:formula="of:=([.I35]+[.K35])/2" office:value-type="float" office:value="2.47147813436743" calcext:value-type="float">
            <text:p>2,47147813436743</text:p>
          </table:table-cell>
          <table:table-cell table:formula="of:=IF([.M34]&gt;0;[.J34];[.K34])" office:value-type="float" office:value="2.47147814607078" calcext:value-type="float">
            <text:p>2,47147814607078</text:p>
          </table:table-cell>
          <table:table-cell table:formula="of:=(1/8*([.J35]-SIN([.J35]))*[.$F$6]^2)*((1/4*(1-SIN([.J35])/[.J35])*[.$F$6])^(2/3))" office:value-type="float" office:value="0.00899999996716927" calcext:value-type="float">
            <text:p>0,008999999967169</text:p>
          </table:table-cell>
          <table:table-cell table:formula="of:=[.L35]-[.$F$5]" office:value-type="float" office:value="-0.00000000003283072772" calcext:value-type="float">
            <text:p>-3,2830727719757E-11</text:p>
          </table:table-cell>
        </table:table-row>
        <table:table-row table:style-name="ro1">
          <table:table-cell table:number-columns-repeated="8"/>
          <table:table-cell table:formula="of:=IF([.M35]&lt;0;[.J35];[.I35])" office:value-type="float" office:value="2.47147813436743" calcext:value-type="float">
            <text:p>2,47147813436743</text:p>
          </table:table-cell>
          <table:table-cell table:formula="of:=([.I36]+[.K36])/2" office:value-type="float" office:value="2.47147814021911" calcext:value-type="float">
            <text:p>2,47147814021911</text:p>
          </table:table-cell>
          <table:table-cell table:formula="of:=IF([.M35]&gt;0;[.J35];[.K35])" office:value-type="float" office:value="2.47147814607078" calcext:value-type="float">
            <text:p>2,47147814607078</text:p>
          </table:table-cell>
          <table:table-cell table:formula="of:=(1/8*([.J36]-SIN([.J36]))*[.$F$6]^2)*((1/4*(1-SIN([.J36])/[.J36])*[.$F$6])^(2/3))" office:value-type="float" office:value="0.0090000000375766" calcext:value-type="float">
            <text:p>0,009000000037577</text:p>
          </table:table-cell>
          <table:table-cell table:formula="of:=[.L36]-[.$F$5]" office:value-type="float" office:value="0.00000000003757659635" calcext:value-type="float">
            <text:p>3,75765963483987E-11</text:p>
          </table:table-cell>
        </table:table-row>
        <table:table-row table:style-name="ro1">
          <table:table-cell table:number-columns-repeated="8"/>
          <table:table-cell table:formula="of:=IF([.M36]&lt;0;[.J36];[.I36])" office:value-type="float" office:value="2.47147813436743" calcext:value-type="float">
            <text:p>2,47147813436743</text:p>
          </table:table-cell>
          <table:table-cell table:formula="of:=([.I37]+[.K37])/2" office:value-type="float" office:value="2.47147813729327" calcext:value-type="float">
            <text:p>2,47147813729327</text:p>
          </table:table-cell>
          <table:table-cell table:formula="of:=IF([.M36]&gt;0;[.J36];[.K36])" office:value-type="float" office:value="2.47147814021911" calcext:value-type="float">
            <text:p>2,47147814021911</text:p>
          </table:table-cell>
          <table:table-cell table:formula="of:=(1/8*([.J37]-SIN([.J37]))*[.$F$6]^2)*((1/4*(1-SIN([.J37])/[.J37])*[.$F$6])^(2/3))" office:value-type="float" office:value="0.00900000000237293" calcext:value-type="float">
            <text:p>0,009000000002373</text:p>
          </table:table-cell>
          <table:table-cell table:formula="of:=[.L37]-[.$F$5]" office:value-type="float" office:value="0.00000000000237293171" calcext:value-type="float">
            <text:p>2,37293171223563E-12</text:p>
          </table:table-cell>
        </table:table-row>
        <table:table-row table:style-name="ro1">
          <table:table-cell table:number-columns-repeated="8"/>
          <table:table-cell table:formula="of:=IF([.M37]&lt;0;[.J37];[.I37])" office:value-type="float" office:value="2.47147813436743" calcext:value-type="float">
            <text:p>2,47147813436743</text:p>
          </table:table-cell>
          <table:table-cell table:formula="of:=([.I38]+[.K38])/2" office:value-type="float" office:value="2.47147813583035" calcext:value-type="float">
            <text:p>2,47147813583035</text:p>
          </table:table-cell>
          <table:table-cell table:formula="of:=IF([.M37]&gt;0;[.J37];[.K37])" office:value-type="float" office:value="2.47147813729327" calcext:value-type="float">
            <text:p>2,47147813729327</text:p>
          </table:table-cell>
          <table:table-cell table:formula="of:=(1/8*([.J38]-SIN([.J38]))*[.$F$6]^2)*((1/4*(1-SIN([.J38])/[.J38])*[.$F$6])^(2/3))" office:value-type="float" office:value="0.0089999999847711" calcext:value-type="float">
            <text:p>0,008999999984771</text:p>
          </table:table-cell>
          <table:table-cell table:formula="of:=[.L38]-[.$F$5]" office:value-type="float" office:value="-0.00000000001522889627" calcext:value-type="float">
            <text:p>-1,52288962690372E-11</text:p>
          </table:table-cell>
        </table:table-row>
        <table:table-row table:style-name="ro1">
          <table:table-cell table:number-columns-repeated="8"/>
          <table:table-cell table:formula="of:=IF([.M38]&lt;0;[.J38];[.I38])" office:value-type="float" office:value="2.47147813583035" calcext:value-type="float">
            <text:p>2,47147813583035</text:p>
          </table:table-cell>
          <table:table-cell table:formula="of:=([.I39]+[.K39])/2" office:value-type="float" office:value="2.47147813656181" calcext:value-type="float">
            <text:p>2,47147813656181</text:p>
          </table:table-cell>
          <table:table-cell table:formula="of:=IF([.M38]&gt;0;[.J38];[.K38])" office:value-type="float" office:value="2.47147813729327" calcext:value-type="float">
            <text:p>2,47147813729327</text:p>
          </table:table-cell>
          <table:table-cell table:formula="of:=(1/8*([.J39]-SIN([.J39]))*[.$F$6]^2)*((1/4*(1-SIN([.J39])/[.J39])*[.$F$6])^(2/3))" office:value-type="float" office:value="0.00899999999357202" calcext:value-type="float">
            <text:p>0,008999999993572</text:p>
          </table:table-cell>
          <table:table-cell table:formula="of:=[.L39]-[.$F$5]" office:value-type="float" office:value="-0.00000000000642798141" calcext:value-type="float">
            <text:p>-6,42798141103906E-12</text:p>
          </table:table-cell>
        </table:table-row>
        <table:table-row table:style-name="ro1">
          <table:table-cell table:number-columns-repeated="8"/>
          <table:table-cell table:formula="of:=IF([.M39]&lt;0;[.J39];[.I39])" office:value-type="float" office:value="2.47147813656181" calcext:value-type="float">
            <text:p>2,47147813656181</text:p>
          </table:table-cell>
          <table:table-cell table:formula="of:=([.I40]+[.K40])/2" office:value-type="float" office:value="2.47147813692754" calcext:value-type="float">
            <text:p>2,47147813692754</text:p>
          </table:table-cell>
          <table:table-cell table:formula="of:=IF([.M39]&gt;0;[.J39];[.K39])" office:value-type="float" office:value="2.47147813729327" calcext:value-type="float">
            <text:p>2,47147813729327</text:p>
          </table:table-cell>
          <table:table-cell table:formula="of:=(1/8*([.J40]-SIN([.J40]))*[.$F$6]^2)*((1/4*(1-SIN([.J40])/[.J40])*[.$F$6])^(2/3))" office:value-type="float" office:value="0.00899999999797247" calcext:value-type="float">
            <text:p>0,008999999997972</text:p>
          </table:table-cell>
          <table:table-cell table:formula="of:=[.L40]-[.$F$5]" office:value-type="float" office:value="-0.00000000000202752745" calcext:value-type="float">
            <text:p>-2,02752745148693E-12</text:p>
          </table:table-cell>
        </table:table-row>
        <table:table-row table:style-name="ro1">
          <table:table-cell table:number-columns-repeated="8"/>
          <table:table-cell table:formula="of:=IF([.M40]&lt;0;[.J40];[.I40])" office:value-type="float" office:value="2.47147813692754" calcext:value-type="float">
            <text:p>2,47147813692754</text:p>
          </table:table-cell>
          <table:table-cell table:formula="of:=([.I41]+[.K41])/2" office:value-type="float" office:value="2.47147813711041" calcext:value-type="float">
            <text:p>2,47147813711041</text:p>
          </table:table-cell>
          <table:table-cell table:formula="of:=IF([.M40]&gt;0;[.J40];[.K40])" office:value-type="float" office:value="2.47147813729327" calcext:value-type="float">
            <text:p>2,47147813729327</text:p>
          </table:table-cell>
          <table:table-cell table:formula="of:=(1/8*([.J41]-SIN([.J41]))*[.$F$6]^2)*((1/4*(1-SIN([.J41])/[.J41])*[.$F$6])^(2/3))" office:value-type="float" office:value="0.0090000000001727" calcext:value-type="float">
            <text:p>0,009000000000173</text:p>
          </table:table-cell>
          <table:table-cell table:formula="of:=[.L41]-[.$F$5]" office:value-type="float" office:value="0.0000000000001727004" calcext:value-type="float">
            <text:p>1,72700395650871E-13</text:p>
          </table:table-cell>
        </table:table-row>
        <table:table-row table:style-name="ro1">
          <table:table-cell table:number-columns-repeated="8"/>
          <table:table-cell table:formula="of:=IF([.M41]&lt;0;[.J41];[.I41])" office:value-type="float" office:value="2.47147813692754" calcext:value-type="float">
            <text:p>2,47147813692754</text:p>
          </table:table-cell>
          <table:table-cell table:formula="of:=([.I42]+[.K42])/2" office:value-type="float" office:value="2.47147813701897" calcext:value-type="float">
            <text:p>2,47147813701897</text:p>
          </table:table-cell>
          <table:table-cell table:formula="of:=IF([.M41]&gt;0;[.J41];[.K41])" office:value-type="float" office:value="2.47147813711041" calcext:value-type="float">
            <text:p>2,47147813711041</text:p>
          </table:table-cell>
          <table:table-cell table:formula="of:=(1/8*([.J42]-SIN([.J42]))*[.$F$6]^2)*((1/4*(1-SIN([.J42])/[.J42])*[.$F$6])^(2/3))" office:value-type="float" office:value="0.00899999999907259" calcext:value-type="float">
            <text:p>0,008999999999073</text:p>
          </table:table-cell>
          <table:table-cell table:formula="of:=[.L42]-[.$F$5]" office:value-type="float" office:value="-0.00000000000092741093" calcext:value-type="float">
            <text:p>-9,27410925832817E-13</text:p>
          </table:table-cell>
        </table:table-row>
        <table:table-row table:style-name="ro1">
          <table:table-cell table:number-columns-repeated="8"/>
          <table:table-cell table:formula="of:=IF([.M42]&lt;0;[.J42];[.I42])" office:value-type="float" office:value="2.47147813701897" calcext:value-type="float">
            <text:p>2,47147813701897</text:p>
          </table:table-cell>
          <table:table-cell table:formula="of:=([.I43]+[.K43])/2" office:value-type="float" office:value="2.47147813706469" calcext:value-type="float">
            <text:p>2,47147813706469</text:p>
          </table:table-cell>
          <table:table-cell table:formula="of:=IF([.M42]&gt;0;[.J42];[.K42])" office:value-type="float" office:value="2.47147813711041" calcext:value-type="float">
            <text:p>2,47147813711041</text:p>
          </table:table-cell>
          <table:table-cell table:formula="of:=(1/8*([.J43]-SIN([.J43]))*[.$F$6]^2)*((1/4*(1-SIN([.J43])/[.J43])*[.$F$6])^(2/3))" office:value-type="float" office:value="0.00899999999962265" calcext:value-type="float">
            <text:p>0,008999999999623</text:p>
          </table:table-cell>
          <table:table-cell table:formula="of:=[.L43]-[.$F$5]" office:value-type="float" office:value="-0.00000000000037734919" calcext:value-type="float">
            <text:p>-3,77349193558807E-13</text:p>
          </table:table-cell>
        </table:table-row>
        <table:table-row table:style-name="ro1">
          <table:table-cell table:number-columns-repeated="8"/>
          <table:table-cell table:formula="of:=IF([.M43]&lt;0;[.J43];[.I43])" office:value-type="float" office:value="2.47147813706469" calcext:value-type="float">
            <text:p>2,47147813706469</text:p>
          </table:table-cell>
          <table:table-cell table:formula="of:=([.I44]+[.K44])/2" office:value-type="float" office:value="2.47147813708755" calcext:value-type="float">
            <text:p>2,47147813708755</text:p>
          </table:table-cell>
          <table:table-cell table:formula="of:=IF([.M43]&gt;0;[.J43];[.K43])" office:value-type="float" office:value="2.47147813711041" calcext:value-type="float">
            <text:p>2,47147813711041</text:p>
          </table:table-cell>
          <table:table-cell table:formula="of:=(1/8*([.J44]-SIN([.J44]))*[.$F$6]^2)*((1/4*(1-SIN([.J44])/[.J44])*[.$F$6])^(2/3))" office:value-type="float" office:value="0.00899999999989768" calcext:value-type="float">
            <text:p>0,008999999999898</text:p>
          </table:table-cell>
          <table:table-cell table:formula="of:=[.L44]-[.$F$5]" office:value-type="float" office:value="-0.00000000000010232266" calcext:value-type="float">
            <text:p>-1,02322664230492E-13</text:p>
          </table:table-cell>
        </table:table-row>
        <table:table-row table:style-name="ro1">
          <table:table-cell table:number-columns-repeated="8"/>
          <table:table-cell table:formula="of:=IF([.M44]&lt;0;[.J44];[.I44])" office:value-type="float" office:value="2.47147813708755" calcext:value-type="float">
            <text:p>2,47147813708755</text:p>
          </table:table-cell>
          <table:table-cell table:formula="of:=([.I45]+[.K45])/2" office:value-type="float" office:value="2.47147813709898" calcext:value-type="float">
            <text:p>2,47147813709898</text:p>
          </table:table-cell>
          <table:table-cell table:formula="of:=IF([.M44]&gt;0;[.J44];[.K44])" office:value-type="float" office:value="2.47147813711041" calcext:value-type="float">
            <text:p>2,47147813711041</text:p>
          </table:table-cell>
          <table:table-cell table:formula="of:=(1/8*([.J45]-SIN([.J45]))*[.$F$6]^2)*((1/4*(1-SIN([.J45])/[.J45])*[.$F$6])^(2/3))" office:value-type="float" office:value="0.00900000000003519" calcext:value-type="float">
            <text:p>0,009000000000035</text:p>
          </table:table-cell>
          <table:table-cell table:formula="of:=[.L45]-[.$F$5]" office:value-type="float" office:value="0.00000000000003519234" calcext:value-type="float">
            <text:p>3,51923351571415E-14</text:p>
          </table:table-cell>
        </table:table-row>
        <table:table-row table:style-name="ro1">
          <table:table-cell table:number-columns-repeated="8"/>
          <table:table-cell table:formula="of:=IF([.M45]&lt;0;[.J45];[.I45])" office:value-type="float" office:value="2.47147813708755" calcext:value-type="float">
            <text:p>2,47147813708755</text:p>
          </table:table-cell>
          <table:table-cell table:formula="of:=([.I46]+[.K46])/2" office:value-type="float" office:value="2.47147813709326" calcext:value-type="float">
            <text:p>2,47147813709326</text:p>
          </table:table-cell>
          <table:table-cell table:formula="of:=IF([.M45]&gt;0;[.J45];[.K45])" office:value-type="float" office:value="2.47147813709898" calcext:value-type="float">
            <text:p>2,47147813709898</text:p>
          </table:table-cell>
          <table:table-cell table:formula="of:=(1/8*([.J46]-SIN([.J46]))*[.$F$6]^2)*((1/4*(1-SIN([.J46])/[.J46])*[.$F$6])^(2/3))" office:value-type="float" office:value="0.00899999999996643" calcext:value-type="float">
            <text:p>0,008999999999966</text:p>
          </table:table-cell>
          <table:table-cell table:formula="of:=[.L46]-[.$F$5]" office:value-type="float" office:value="-0.00000000000003356516" calcext:value-type="float">
            <text:p>-3,35651645366752E-14</text:p>
          </table:table-cell>
        </table:table-row>
        <table:table-row table:style-name="ro1">
          <table:table-cell table:number-columns-repeated="8"/>
          <table:table-cell table:formula="of:=IF([.M46]&lt;0;[.J46];[.I46])" office:value-type="float" office:value="2.47147813709326" calcext:value-type="float">
            <text:p>2,47147813709326</text:p>
          </table:table-cell>
          <table:table-cell table:formula="of:=([.I47]+[.K47])/2" office:value-type="float" office:value="2.47147813709612" calcext:value-type="float">
            <text:p>2,47147813709612</text:p>
          </table:table-cell>
          <table:table-cell table:formula="of:=IF([.M46]&gt;0;[.J46];[.K46])" office:value-type="float" office:value="2.47147813709898" calcext:value-type="float">
            <text:p>2,47147813709898</text:p>
          </table:table-cell>
          <table:table-cell table:formula="of:=(1/8*([.J47]-SIN([.J47]))*[.$F$6]^2)*((1/4*(1-SIN([.J47])/[.J47])*[.$F$6])^(2/3))" office:value-type="float" office:value="0.00900000000000081" calcext:value-type="float">
            <text:p>0,009000000000001</text:p>
          </table:table-cell>
          <table:table-cell table:formula="of:=[.L47]-[.$F$5]" office:value-type="float" office:value="8.13585310233123E-016" calcext:value-type="float">
            <text:p>8,13585310233123E-16</text:p>
          </table:table-cell>
        </table:table-row>
        <table:table-row table:style-name="ro1">
          <table:table-cell table:number-columns-repeated="8"/>
          <table:table-cell table:formula="of:=IF([.M47]&lt;0;[.J47];[.I47])" office:value-type="float" office:value="2.47147813709326" calcext:value-type="float">
            <text:p>2,47147813709326</text:p>
          </table:table-cell>
          <table:table-cell table:formula="of:=([.I48]+[.K48])/2" office:value-type="float" office:value="2.47147813709469" calcext:value-type="float">
            <text:p>2,47147813709469</text:p>
          </table:table-cell>
          <table:table-cell table:formula="of:=IF([.M47]&gt;0;[.J47];[.K47])" office:value-type="float" office:value="2.47147813709612" calcext:value-type="float">
            <text:p>2,47147813709612</text:p>
          </table:table-cell>
          <table:table-cell table:formula="of:=(1/8*([.J48]-SIN([.J48]))*[.$F$6]^2)*((1/4*(1-SIN([.J48])/[.J48])*[.$F$6])^(2/3))" office:value-type="float" office:value="0.00899999999998362" calcext:value-type="float">
            <text:p>0,008999999999984</text:p>
          </table:table-cell>
          <table:table-cell table:formula="of:=[.L48]-[.$F$5]" office:value-type="float" office:value="-0.00000000000001637579" calcext:value-type="float">
            <text:p>-1,63757896132211E-14</text:p>
          </table:table-cell>
        </table:table-row>
        <table:table-row table:style-name="ro1">
          <table:table-cell table:number-columns-repeated="8"/>
          <table:table-cell table:formula="of:=IF([.M48]&lt;0;[.J48];[.I48])" office:value-type="float" office:value="2.47147813709469" calcext:value-type="float">
            <text:p>2,47147813709469</text:p>
          </table:table-cell>
          <table:table-cell table:formula="of:=([.I49]+[.K49])/2" office:value-type="float" office:value="2.47147813709541" calcext:value-type="float">
            <text:p>2,47147813709541</text:p>
          </table:table-cell>
          <table:table-cell table:formula="of:=IF([.M48]&gt;0;[.J48];[.K48])" office:value-type="float" office:value="2.47147813709612" calcext:value-type="float">
            <text:p>2,47147813709612</text:p>
          </table:table-cell>
          <table:table-cell table:formula="of:=(1/8*([.J49]-SIN([.J49]))*[.$F$6]^2)*((1/4*(1-SIN([.J49])/[.J49])*[.$F$6])^(2/3))" office:value-type="float" office:value="0.00899999999999222" calcext:value-type="float">
            <text:p>0,008999999999992</text:p>
          </table:table-cell>
          <table:table-cell table:formula="of:=[.L49]-[.$F$5]" office:value-type="float" office:value="-7.77850006628E-015" calcext:value-type="float">
            <text:p>-7,77850006628E-15</text:p>
          </table:table-cell>
        </table:table-row>
        <table:table-row table:style-name="ro1">
          <table:table-cell table:number-columns-repeated="8"/>
          <table:table-cell table:formula="of:=IF([.M49]&lt;0;[.J49];[.I49])" office:value-type="float" office:value="2.47147813709541" calcext:value-type="float">
            <text:p>2,47147813709541</text:p>
          </table:table-cell>
          <table:table-cell table:formula="of:=([.I50]+[.K50])/2" office:value-type="float" office:value="2.47147813709576" calcext:value-type="float">
            <text:p>2,47147813709576</text:p>
          </table:table-cell>
          <table:table-cell table:formula="of:=IF([.M49]&gt;0;[.J49];[.K49])" office:value-type="float" office:value="2.47147813709612" calcext:value-type="float">
            <text:p>2,47147813709612</text:p>
          </table:table-cell>
          <table:table-cell table:formula="of:=(1/8*([.J50]-SIN([.J50]))*[.$F$6]^2)*((1/4*(1-SIN([.J50])/[.J50])*[.$F$6])^(2/3))" office:value-type="float" office:value="0.00899999999999652" calcext:value-type="float">
            <text:p>0,008999999999997</text:p>
          </table:table-cell>
          <table:table-cell table:formula="of:=[.L50]-[.$F$5]" office:value-type="float" office:value="-3.48332473976143E-015" calcext:value-type="float">
            <text:p>-3,48332473976143E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2:28:18.861120358</meta:creation-date>
    <dc:date>2022-09-10T16:08:12.922750213</dc:date>
    <meta:editing-duration>PT15M41S</meta:editing-duration>
    <meta:editing-cycles>3</meta:editing-cycles>
    <meta:generator>LibreOffice/7.0.4.2$Linux_X86_64 LibreOffice_project/00$Build-2</meta:generator>
    <meta:document-statistic meta:table-count="1" meta:cell-count="273" meta:object-count="0"/>
  </office:meta>
</office:document-meta>
</file>